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0M29S" calcext:value-type="time">
            <text:p>19:40: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0M52S" calcext:value-type="time">
            <text:p>19:40:52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0M58S" calcext:value-type="time">
            <text:p>19:40:58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41M05S" calcext:value-type="time">
            <text:p>19:41:05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0M22S" calcext:value-type="time">
            <text:p>19:40:2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0M40S" calcext:value-type="time">
            <text:p>19:40:40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0M56S" calcext:value-type="time">
            <text:p>19:40:56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41M03S" calcext:value-type="time">
            <text:p>19:41:03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07S" calcext:value-type="time">
            <text:p>19:40:0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09S" calcext:value-type="time">
            <text:p>19:40:0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10S" calcext:value-type="time">
            <text:p>19:40:1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12S" calcext:value-type="time">
            <text:p>19:40: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14S" calcext:value-type="time">
            <text:p>19:40:1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17S" calcext:value-type="time">
            <text:p>19:40:1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19S" calcext:value-type="time">
            <text:p>19:40:1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21S" calcext:value-type="time">
            <text:p>19:40:2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22S" calcext:value-type="time">
            <text:p>19:40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24S" calcext:value-type="time">
            <text:p>19:40:2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26S" calcext:value-type="time">
            <text:p>19:40:2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27S" calcext:value-type="time">
            <text:p>19:40:2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31S" calcext:value-type="time">
            <text:p>19:40: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34S" calcext:value-type="time">
            <text:p>19:40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35S" calcext:value-type="time">
            <text:p>19:40:3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37S" calcext:value-type="time">
            <text:p>19:40:3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44S" calcext:value-type="time">
            <text:p>19:40:4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45S" calcext:value-type="time">
            <text:p>19:40:4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0S" calcext:value-type="time">
            <text:p>19:40:5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2S" calcext:value-type="time">
            <text:p>19:40:5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2S" calcext:value-type="time">
            <text:p>19:40:5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5S" calcext:value-type="time">
            <text:p>19:40:5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5S" calcext:value-type="time">
            <text:p>19:40:5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8S" calcext:value-type="time">
            <text:p>19:40:5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8S" calcext:value-type="time">
            <text:p>19:40:5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0M58S" calcext:value-type="time">
            <text:p>19:40:5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1M02S" calcext:value-type="time">
            <text:p>19:41:0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1M02S" calcext:value-type="time">
            <text:p>19:41:0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1M04S" calcext:value-type="time">
            <text:p>19:41:0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41M05S" calcext:value-type="time">
            <text:p>19:41:0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03S" calcext:value-type="time">
            <text:p>19:40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04S" calcext:value-type="time">
            <text:p>19:40:0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06S" calcext:value-type="time">
            <text:p>19:40:0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06S" calcext:value-type="time">
            <text:p>19:40:0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13S" calcext:value-type="time">
            <text:p>19:40:1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15S" calcext:value-type="time">
            <text:p>19:40:1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15S" calcext:value-type="time">
            <text:p>19:40:1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21S" calcext:value-type="time">
            <text:p>19:40:2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25S" calcext:value-type="time">
            <text:p>19:40: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26S" calcext:value-type="time">
            <text:p>19:40:2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26S" calcext:value-type="time">
            <text:p>19:40:2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29S" calcext:value-type="time">
            <text:p>19:40:2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30S" calcext:value-type="time">
            <text:p>19:40:3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30S" calcext:value-type="time">
            <text:p>19:40:3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31S" calcext:value-type="time">
            <text:p>19:40:3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32S" calcext:value-type="time">
            <text:p>19:40:3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34S" calcext:value-type="time">
            <text:p>19:40:3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36S" calcext:value-type="time">
            <text:p>19:40:3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40S" calcext:value-type="time">
            <text:p>19:40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42S" calcext:value-type="time">
            <text:p>19:40:4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42S" calcext:value-type="time">
            <text:p>19:40:4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47S" calcext:value-type="time">
            <text:p>19:40:4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48S" calcext:value-type="time">
            <text:p>19:40:4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48S" calcext:value-type="time">
            <text:p>19:40:4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54S" calcext:value-type="time">
            <text:p>19:40: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54S" calcext:value-type="time">
            <text:p>19:40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56S" calcext:value-type="time">
            <text:p>19:40:5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0M59S" calcext:value-type="time">
            <text:p>19:40:5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1M02S" calcext:value-type="time">
            <text:p>19:41:0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1M03S" calcext:value-type="time">
            <text:p>19:41:0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1M04S" calcext:value-type="time">
            <text:p>19:41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41M05S" calcext:value-type="time">
            <text:p>19:41:05</text:p>
          </table:table-cell>
          <table:table-cell office:value-type="float" office:value="-77" calcext:value-type="float">
            <text:p>-77</text:p>
          </table:table-cell>
        </table:table-row>
      </table:table>
      <table:named-expressions/>
      <table:database-ranges>
        <table:database-range table:name="__Anonymous_Sheet_DB__0" table:target-range-address="Sheet1.A2:Sheet1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07:49.774552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1:33.846273378</meta:creation-date>
    <meta:generator>LibreOffice/6.0.7.3$Linux_X86_64 LibreOffice_project/00m0$Build-3</meta:generator>
    <dc:date>2019-12-16T19:10:43.080553578</dc:date>
    <meta:editing-duration>PT2M53S</meta:editing-duration>
    <meta:editing-cycles>1</meta:editing-cycles>
    <meta:document-statistic meta:table-count="1" meta:cell-count="213" meta:object-count="0"/>
  </office:meta>
</office:document-meta>
</file>